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60.xyz" table:style-name="ta1"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3.55512">
            <text:p>-3.55512</text:p>
          </table:table-cell>
          <table:table-cell office:value-type="float" office:value="-5.37724">
            <text:p>-5.37724</text:p>
          </table:table-cell>
          <table:table-cell office:value-type="float" office:value="1.02576">
            <text:p>1.0257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4]" office:value-type="float" office:value="-3.55512">
            <text:p>-3.55512</text:p>
          </table:table-cell>
          <table:table-cell table:formula="of:=[.D4]" office:value-type="float" office:value="-5.37724">
            <text:p>-5.37724</text:p>
          </table:table-cell>
          <table:table-cell table:formula="of:=[.E4]" office:value-type="float" office:value="1.02576">
            <text:p>1.0257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3.25472">
            <text:p>-3.25472</text:p>
          </table:table-cell>
          <table:table-cell office:value-type="float" office:value="-4.67863">
            <text:p>-4.67863</text:p>
          </table:table-cell>
          <table:table-cell office:value-type="float" office:value="2.30718">
            <text:p>2.3071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5]" office:value-type="float" office:value="-3.25472">
            <text:p>-3.25472</text:p>
          </table:table-cell>
          <table:table-cell table:formula="of:=[.D5]" office:value-type="float" office:value="-4.67863">
            <text:p>-4.67863</text:p>
          </table:table-cell>
          <table:table-cell table:formula="of:=[.E5]" office:value-type="float" office:value="2.30718">
            <text:p>2.3071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3.90933">
            <text:p>-3.90933</text:p>
          </table:table-cell>
          <table:table-cell office:value-type="float" office:value="-3.54012">
            <text:p>-3.54012</text:p>
          </table:table-cell>
          <table:table-cell office:value-type="float" office:value="2.71997">
            <text:p>2.71997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6]" office:value-type="float" office:value="-3.90933">
            <text:p>-3.90933</text:p>
          </table:table-cell>
          <table:table-cell table:formula="of:=[.D6]" office:value-type="float" office:value="-3.54012">
            <text:p>-3.54012</text:p>
          </table:table-cell>
          <table:table-cell table:formula="of:=[.E6]" office:value-type="float" office:value="2.71997">
            <text:p>2.7199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3.1955">
            <text:p>-3.1955</text:p>
          </table:table-cell>
          <table:table-cell office:value-type="float" office:value="-2.53719">
            <text:p>-2.53719</text:p>
          </table:table-cell>
          <table:table-cell office:value-type="float" office:value="3.47462">
            <text:p>3.4746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7]" office:value-type="float" office:value="-3.1955">
            <text:p>-3.1955</text:p>
          </table:table-cell>
          <table:table-cell table:formula="of:=[.D7]" office:value-type="float" office:value="-2.53719">
            <text:p>-2.53719</text:p>
          </table:table-cell>
          <table:table-cell table:formula="of:=[.E7]" office:value-type="float" office:value="3.47462">
            <text:p>3.4746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1.8542">
            <text:p>-1.8542</text:p>
          </table:table-cell>
          <table:table-cell office:value-type="float" office:value="-2.70979">
            <text:p>-2.70979</text:p>
          </table:table-cell>
          <table:table-cell office:value-type="float" office:value="3.79673">
            <text:p>3.7967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8]" office:value-type="float" office:value="-1.8542">
            <text:p>-1.8542</text:p>
          </table:table-cell>
          <table:table-cell table:formula="of:=[.D8]" office:value-type="float" office:value="-2.70979">
            <text:p>-2.70979</text:p>
          </table:table-cell>
          <table:table-cell table:formula="of:=[.E8]" office:value-type="float" office:value="3.79673">
            <text:p>3.7967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1.16542">
            <text:p>-1.16542</text:p>
          </table:table-cell>
          <table:table-cell office:value-type="float" office:value="-3.88893">
            <text:p>-3.88893</text:p>
          </table:table-cell>
          <table:table-cell office:value-type="float" office:value="3.34335">
            <text:p>3.34335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9]" office:value-type="float" office:value="-1.16542">
            <text:p>-1.16542</text:p>
          </table:table-cell>
          <table:table-cell table:formula="of:=[.D9]" office:value-type="float" office:value="-3.88893">
            <text:p>-3.88893</text:p>
          </table:table-cell>
          <table:table-cell table:formula="of:=[.E9]" office:value-type="float" office:value="3.34335">
            <text:p>3.3433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1.85406">
            <text:p>-1.85406</text:p>
          </table:table-cell>
          <table:table-cell office:value-type="float" office:value="-4.83326">
            <text:p>-4.83326</text:p>
          </table:table-cell>
          <table:table-cell office:value-type="float" office:value="2.59431">
            <text:p>2.5943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10]" office:value-type="float" office:value="-1.85406">
            <text:p>-1.85406</text:p>
          </table:table-cell>
          <table:table-cell table:formula="of:=[.D10]" office:value-type="float" office:value="-4.83326">
            <text:p>-4.83326</text:p>
          </table:table-cell>
          <table:table-cell table:formula="of:=[.E10]" office:value-type="float" office:value="2.59431">
            <text:p>2.5943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0.93228">
            <text:p>0.93228</text:p>
          </table:table-cell>
          <table:table-cell office:value-type="float" office:value="0.16872">
            <text:p>0.16872</text:p>
          </table:table-cell>
          <table:table-cell office:value-type="float" office:value="0.50909">
            <text:p>0.5090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11]" office:value-type="float" office:value="0.93228">
            <text:p>0.93228</text:p>
          </table:table-cell>
          <table:table-cell table:formula="of:=[.D11]" office:value-type="float" office:value="0.16872">
            <text:p>0.16872</text:p>
          </table:table-cell>
          <table:table-cell table:formula="of:=[.E11]" office:value-type="float" office:value="0.50909">
            <text:p>0.5090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0.58962">
            <text:p>0.58962</text:p>
          </table:table-cell>
          <table:table-cell office:value-type="float" office:value="-0.01883">
            <text:p>-0.01883</text:p>
          </table:table-cell>
          <table:table-cell office:value-type="float" office:value="1.9038">
            <text:p>1.903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12]" office:value-type="float" office:value="0.58962">
            <text:p>0.58962</text:p>
          </table:table-cell>
          <table:table-cell table:formula="of:=[.D12]" office:value-type="float" office:value="-0.01883">
            <text:p>-0.01883</text:p>
          </table:table-cell>
          <table:table-cell table:formula="of:=[.E12]" office:value-type="float" office:value="1.9038">
            <text:p>1.903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1.06553">
            <text:p>1.06553</text:p>
          </table:table-cell>
          <table:table-cell office:value-type="float" office:value="-1.32426">
            <text:p>-1.32426</text:p>
          </table:table-cell>
          <table:table-cell office:value-type="float" office:value="2.30942">
            <text:p>2.3094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13]" office:value-type="float" office:value="1.06553">
            <text:p>1.06553</text:p>
          </table:table-cell>
          <table:table-cell table:formula="of:=[.D13]" office:value-type="float" office:value="-1.32426">
            <text:p>-1.32426</text:p>
          </table:table-cell>
          <table:table-cell table:formula="of:=[.E13]" office:value-type="float" office:value="2.30942">
            <text:p>2.3094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0.18641">
            <text:p>0.18641</text:p>
          </table:table-cell>
          <table:table-cell office:value-type="float" office:value="-3.51552">
            <text:p>-3.51552</text:p>
          </table:table-cell>
          <table:table-cell office:value-type="float" office:value="2.97201">
            <text:p>2.9720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14]" office:value-type="float" office:value="0.18641">
            <text:p>0.18641</text:p>
          </table:table-cell>
          <table:table-cell table:formula="of:=[.D14]" office:value-type="float" office:value="-3.51552">
            <text:p>-3.51552</text:p>
          </table:table-cell>
          <table:table-cell table:formula="of:=[.E14]" office:value-type="float" office:value="2.97201">
            <text:p>2.9720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0.32636">
            <text:p>0.32636</text:p>
          </table:table-cell>
          <table:table-cell office:value-type="float" office:value="-2.09204">
            <text:p>-2.09204</text:p>
          </table:table-cell>
          <table:table-cell office:value-type="float" office:value="3.19521">
            <text:p>3.1952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15]" office:value-type="float" office:value="0.32636">
            <text:p>0.32636</text:p>
          </table:table-cell>
          <table:table-cell table:formula="of:=[.D15]" office:value-type="float" office:value="-2.09204">
            <text:p>-2.09204</text:p>
          </table:table-cell>
          <table:table-cell table:formula="of:=[.E15]" office:value-type="float" office:value="3.19521">
            <text:p>3.1952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0.9343">
            <text:p>-0.9343</text:p>
          </table:table-cell>
          <table:table-cell office:value-type="float" office:value="-1.59313">
            <text:p>-1.59313</text:p>
          </table:table-cell>
          <table:table-cell office:value-type="float" office:value="3.70689">
            <text:p>3.7068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16]" office:value-type="float" office:value="-0.9343">
            <text:p>-0.9343</text:p>
          </table:table-cell>
          <table:table-cell table:formula="of:=[.D16]" office:value-type="float" office:value="-1.59313">
            <text:p>-1.59313</text:p>
          </table:table-cell>
          <table:table-cell table:formula="of:=[.E16]" office:value-type="float" office:value="3.70689">
            <text:p>3.7068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1.39313">
            <text:p>-1.39313</text:p>
          </table:table-cell>
          <table:table-cell office:value-type="float" office:value="-0.34781">
            <text:p>-0.34781</text:p>
          </table:table-cell>
          <table:table-cell office:value-type="float" office:value="3.3084">
            <text:p>3.308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17]" office:value-type="float" office:value="-1.39313">
            <text:p>-1.39313</text:p>
          </table:table-cell>
          <table:table-cell table:formula="of:=[.D17]" office:value-type="float" office:value="-0.34781">
            <text:p>-0.34781</text:p>
          </table:table-cell>
          <table:table-cell table:formula="of:=[.E17]" office:value-type="float" office:value="3.3084">
            <text:p>3.308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0.6139">
            <text:p>-0.6139</text:p>
          </table:table-cell>
          <table:table-cell office:value-type="float" office:value="0.46065">
            <text:p>0.46065</text:p>
          </table:table-cell>
          <table:table-cell office:value-type="float" office:value="2.39531">
            <text:p>2.3953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18]" office:value-type="float" office:value="-0.6139">
            <text:p>-0.6139</text:p>
          </table:table-cell>
          <table:table-cell table:formula="of:=[.D18]" office:value-type="float" office:value="0.46065">
            <text:p>0.46065</text:p>
          </table:table-cell>
          <table:table-cell table:formula="of:=[.E18]" office:value-type="float" office:value="2.39531">
            <text:p>2.3953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2.79208">
            <text:p>-2.79208</text:p>
          </table:table-cell>
          <table:table-cell office:value-type="float" office:value="-0.16671">
            <text:p>-0.16671</text:p>
          </table:table-cell>
          <table:table-cell office:value-type="float" office:value="2.97977">
            <text:p>2.97977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19]" office:value-type="float" office:value="-2.79208">
            <text:p>-2.79208</text:p>
          </table:table-cell>
          <table:table-cell table:formula="of:=[.D19]" office:value-type="float" office:value="-0.16671">
            <text:p>-0.16671</text:p>
          </table:table-cell>
          <table:table-cell table:formula="of:=[.E19]" office:value-type="float" office:value="2.97977">
            <text:p>2.9797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3.67114">
            <text:p>-3.67114</text:p>
          </table:table-cell>
          <table:table-cell office:value-type="float" office:value="-1.2327">
            <text:p>-1.2327</text:p>
          </table:table-cell>
          <table:table-cell office:value-type="float" office:value="3.06228">
            <text:p>3.0622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20]" office:value-type="float" office:value="-3.67114">
            <text:p>-3.67114</text:p>
          </table:table-cell>
          <table:table-cell table:formula="of:=[.D20]" office:value-type="float" office:value="-1.2327">
            <text:p>-1.2327</text:p>
          </table:table-cell>
          <table:table-cell table:formula="of:=[.E20]" office:value-type="float" office:value="3.06228">
            <text:p>3.0622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4.56817">
            <text:p>-4.56817</text:p>
          </table:table-cell>
          <table:table-cell office:value-type="float" office:value="-4.61402">
            <text:p>-4.61402</text:p>
          </table:table-cell>
          <table:table-cell office:value-type="float" office:value="0.05076">
            <text:p>0.0507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21]" office:value-type="float" office:value="-4.56817">
            <text:p>-4.56817</text:p>
          </table:table-cell>
          <table:table-cell table:formula="of:=[.D21]" office:value-type="float" office:value="-4.61402">
            <text:p>-4.61402</text:p>
          </table:table-cell>
          <table:table-cell table:formula="of:=[.E21]" office:value-type="float" office:value="0.05076">
            <text:p>0.0507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5.0771">
            <text:p>-5.0771</text:p>
          </table:table-cell>
          <table:table-cell office:value-type="float" office:value="-3.30625">
            <text:p>-3.30625</text:p>
          </table:table-cell>
          <table:table-cell office:value-type="float" office:value="0.54762">
            <text:p>0.5476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22]" office:value-type="float" office:value="-5.0771">
            <text:p>-5.0771</text:p>
          </table:table-cell>
          <table:table-cell table:formula="of:=[.D22]" office:value-type="float" office:value="-3.30625">
            <text:p>-3.30625</text:p>
          </table:table-cell>
          <table:table-cell table:formula="of:=[.E22]" office:value-type="float" office:value="0.54762">
            <text:p>0.5476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4.84255">
            <text:p>-4.84255</text:p>
          </table:table-cell>
          <table:table-cell office:value-type="float" office:value="-2.83798">
            <text:p>-2.83798</text:p>
          </table:table-cell>
          <table:table-cell office:value-type="float" office:value="1.82018">
            <text:p>1.8201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23]" office:value-type="float" office:value="-4.84255">
            <text:p>-4.84255</text:p>
          </table:table-cell>
          <table:table-cell table:formula="of:=[.D23]" office:value-type="float" office:value="-2.83798">
            <text:p>-2.83798</text:p>
          </table:table-cell>
          <table:table-cell table:formula="of:=[.E23]" office:value-type="float" office:value="1.82018">
            <text:p>1.8201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4.68207">
            <text:p>-4.68207</text:p>
          </table:table-cell>
          <table:table-cell office:value-type="float" office:value="-1.42095">
            <text:p>-1.42095</text:p>
          </table:table-cell>
          <table:table-cell office:value-type="float" office:value="2.04222">
            <text:p>2.0422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24]" office:value-type="float" office:value="-4.68207">
            <text:p>-4.68207</text:p>
          </table:table-cell>
          <table:table-cell table:formula="of:=[.D24]" office:value-type="float" office:value="-1.42095">
            <text:p>-1.42095</text:p>
          </table:table-cell>
          <table:table-cell table:formula="of:=[.E24]" office:value-type="float" office:value="2.04222">
            <text:p>2.0422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4.77042">
            <text:p>-4.77042</text:p>
          </table:table-cell>
          <table:table-cell office:value-type="float" office:value="-0.52006">
            <text:p>-0.52006</text:p>
          </table:table-cell>
          <table:table-cell office:value-type="float" office:value="0.98676">
            <text:p>0.9867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25]" office:value-type="float" office:value="-4.77042">
            <text:p>-4.77042</text:p>
          </table:table-cell>
          <table:table-cell table:formula="of:=[.D25]" office:value-type="float" office:value="-0.52006">
            <text:p>-0.52006</text:p>
          </table:table-cell>
          <table:table-cell table:formula="of:=[.E25]" office:value-type="float" office:value="0.98676">
            <text:p>0.9867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4.99319">
            <text:p>-4.99319</text:p>
          </table:table-cell>
          <table:table-cell office:value-type="float" office:value="-1.01494">
            <text:p>-1.01494</text:p>
          </table:table-cell>
          <table:table-cell office:value-type="float" office:value="-0.34577">
            <text:p>-0.34577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26]" office:value-type="float" office:value="-4.99319">
            <text:p>-4.99319</text:p>
          </table:table-cell>
          <table:table-cell table:formula="of:=[.D26]" office:value-type="float" office:value="-1.01494">
            <text:p>-1.01494</text:p>
          </table:table-cell>
          <table:table-cell table:formula="of:=[.E26]" office:value-type="float" office:value="-0.34577">
            <text:p>-0.3457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5.11786">
            <text:p>-5.11786</text:p>
          </table:table-cell>
          <table:table-cell office:value-type="float" office:value="-2.38217">
            <text:p>-2.38217</text:p>
          </table:table-cell>
          <table:table-cell office:value-type="float" office:value="-0.55264">
            <text:p>-0.5526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27]" office:value-type="float" office:value="-5.11786">
            <text:p>-5.11786</text:p>
          </table:table-cell>
          <table:table-cell table:formula="of:=[.D27]" office:value-type="float" office:value="-2.38217">
            <text:p>-2.38217</text:p>
          </table:table-cell>
          <table:table-cell table:formula="of:=[.E27]" office:value-type="float" office:value="-0.55264">
            <text:p>-0.5526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0.05428">
            <text:p>0.05428</text:p>
          </table:table-cell>
          <table:table-cell office:value-type="float" office:value="0.82773">
            <text:p>0.82773</text:p>
          </table:table-cell>
          <table:table-cell office:value-type="float" office:value="-0.33409">
            <text:p>-0.3340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28]" office:value-type="float" office:value="0.05428">
            <text:p>0.05428</text:p>
          </table:table-cell>
          <table:table-cell table:formula="of:=[.D28]" office:value-type="float" office:value="0.82773">
            <text:p>0.82773</text:p>
          </table:table-cell>
          <table:table-cell table:formula="of:=[.E28]" office:value-type="float" office:value="-0.33409">
            <text:p>-0.3340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1.20372">
            <text:p>-1.20372</text:p>
          </table:table-cell>
          <table:table-cell office:value-type="float" office:value="1.33518">
            <text:p>1.33518</text:p>
          </table:table-cell>
          <table:table-cell office:value-type="float" office:value="0.17573">
            <text:p>0.1757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29]" office:value-type="float" office:value="-1.20372">
            <text:p>-1.20372</text:p>
          </table:table-cell>
          <table:table-cell table:formula="of:=[.D29]" office:value-type="float" office:value="1.33518">
            <text:p>1.33518</text:p>
          </table:table-cell>
          <table:table-cell table:formula="of:=[.E29]" office:value-type="float" office:value="0.17573">
            <text:p>0.1757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2.21141">
            <text:p>-2.21141</text:p>
          </table:table-cell>
          <table:table-cell office:value-type="float" office:value="1.1444">
            <text:p>1.1444</text:p>
          </table:table-cell>
          <table:table-cell office:value-type="float" office:value="-0.84703">
            <text:p>-0.8470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30]" office:value-type="float" office:value="-2.21141">
            <text:p>-2.21141</text:p>
          </table:table-cell>
          <table:table-cell table:formula="of:=[.D30]" office:value-type="float" office:value="1.1444">
            <text:p>1.1444</text:p>
          </table:table-cell>
          <table:table-cell table:formula="of:=[.E30]" office:value-type="float" office:value="-0.84703">
            <text:p>-0.8470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4.21639">
            <text:p>-4.21639</text:p>
          </table:table-cell>
          <table:table-cell office:value-type="float" office:value="-0.20997">
            <text:p>-0.20997</text:p>
          </table:table-cell>
          <table:table-cell office:value-type="float" office:value="-1.26909">
            <text:p>-1.2690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31]" office:value-type="float" office:value="-4.21639">
            <text:p>-4.21639</text:p>
          </table:table-cell>
          <table:table-cell table:formula="of:=[.D31]" office:value-type="float" office:value="-0.20997">
            <text:p>-0.20997</text:p>
          </table:table-cell>
          <table:table-cell table:formula="of:=[.E31]" office:value-type="float" office:value="-1.26909">
            <text:p>-1.2690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3.50521">
            <text:p>-3.50521</text:p>
          </table:table-cell>
          <table:table-cell office:value-type="float" office:value="0.78793">
            <text:p>0.78793</text:p>
          </table:table-cell>
          <table:table-cell office:value-type="float" office:value="-0.49549">
            <text:p>-0.4954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32]" office:value-type="float" office:value="-3.50521">
            <text:p>-3.50521</text:p>
          </table:table-cell>
          <table:table-cell table:formula="of:=[.D32]" office:value-type="float" office:value="0.78793">
            <text:p>0.78793</text:p>
          </table:table-cell>
          <table:table-cell table:formula="of:=[.E32]" office:value-type="float" office:value="-0.49549">
            <text:p>-0.4954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3.84734">
            <text:p>-3.84734</text:p>
          </table:table-cell>
          <table:table-cell office:value-type="float" office:value="0.59451">
            <text:p>0.59451</text:p>
          </table:table-cell>
          <table:table-cell office:value-type="float" office:value="0.89989">
            <text:p>0.8998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33]" office:value-type="float" office:value="-3.84734">
            <text:p>-3.84734</text:p>
          </table:table-cell>
          <table:table-cell table:formula="of:=[.D33]" office:value-type="float" office:value="0.59451">
            <text:p>0.59451</text:p>
          </table:table-cell>
          <table:table-cell table:formula="of:=[.E33]" office:value-type="float" office:value="0.89989">
            <text:p>0.8998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2.87791">
            <text:p>-2.87791</text:p>
          </table:table-cell>
          <table:table-cell office:value-type="float" office:value="0.76645">
            <text:p>0.76645</text:p>
          </table:table-cell>
          <table:table-cell office:value-type="float" office:value="1.87453">
            <text:p>1.8745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34]" office:value-type="float" office:value="-2.87791">
            <text:p>-2.87791</text:p>
          </table:table-cell>
          <table:table-cell table:formula="of:=[.D34]" office:value-type="float" office:value="0.76645">
            <text:p>0.76645</text:p>
          </table:table-cell>
          <table:table-cell table:formula="of:=[.E34]" office:value-type="float" office:value="1.87453">
            <text:p>1.8745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1.53238">
            <text:p>-1.53238</text:p>
          </table:table-cell>
          <table:table-cell office:value-type="float" office:value="1.15296">
            <text:p>1.15296</text:p>
          </table:table-cell>
          <table:table-cell office:value-type="float" office:value="1.51015">
            <text:p>1.51015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35]" office:value-type="float" office:value="-1.53238">
            <text:p>-1.53238</text:p>
          </table:table-cell>
          <table:table-cell table:formula="of:=[.D35]" office:value-type="float" office:value="1.15296">
            <text:p>1.15296</text:p>
          </table:table-cell>
          <table:table-cell table:formula="of:=[.E35]" office:value-type="float" office:value="1.51015">
            <text:p>1.5101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2.2195">
            <text:p>-2.2195</text:p>
          </table:table-cell>
          <table:table-cell office:value-type="float" office:value="-5.69059">
            <text:p>-5.69059</text:p>
          </table:table-cell>
          <table:table-cell office:value-type="float" office:value="0.44651">
            <text:p>0.4465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36]" office:value-type="float" office:value="-2.2195">
            <text:p>-2.2195</text:p>
          </table:table-cell>
          <table:table-cell table:formula="of:=[.D36]" office:value-type="float" office:value="-5.69059">
            <text:p>-5.69059</text:p>
          </table:table-cell>
          <table:table-cell table:formula="of:=[.E36]" office:value-type="float" office:value="0.44651">
            <text:p>0.4465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1.9049">
            <text:p>-1.9049</text:p>
          </table:table-cell>
          <table:table-cell office:value-type="float" office:value="-5.49359">
            <text:p>-5.49359</text:p>
          </table:table-cell>
          <table:table-cell office:value-type="float" office:value="-0.88013">
            <text:p>-0.8801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37]" office:value-type="float" office:value="-1.9049">
            <text:p>-1.9049</text:p>
          </table:table-cell>
          <table:table-cell table:formula="of:=[.D37]" office:value-type="float" office:value="-5.49359">
            <text:p>-5.49359</text:p>
          </table:table-cell>
          <table:table-cell table:formula="of:=[.E37]" office:value-type="float" office:value="-0.88013">
            <text:p>-0.8801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0.56556">
            <text:p>-0.56556</text:p>
          </table:table-cell>
          <table:table-cell office:value-type="float" office:value="-5.1028">
            <text:p>-5.1028</text:p>
          </table:table-cell>
          <table:table-cell office:value-type="float" office:value="-1.25176">
            <text:p>-1.2517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38]" office:value-type="float" office:value="-0.56556">
            <text:p>-0.56556</text:p>
          </table:table-cell>
          <table:table-cell table:formula="of:=[.D38]" office:value-type="float" office:value="-5.1028">
            <text:p>-5.1028</text:p>
          </table:table-cell>
          <table:table-cell table:formula="of:=[.E38]" office:value-type="float" office:value="-1.25176">
            <text:p>-1.2517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0.41608">
            <text:p>0.41608</text:p>
          </table:table-cell>
          <table:table-cell office:value-type="float" office:value="-4.92453">
            <text:p>-4.92453</text:p>
          </table:table-cell>
          <table:table-cell office:value-type="float" office:value="-0.28405">
            <text:p>-0.28405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39]" office:value-type="float" office:value="0.41608">
            <text:p>0.41608</text:p>
          </table:table-cell>
          <table:table-cell table:formula="of:=[.D39]" office:value-type="float" office:value="-4.92453">
            <text:p>-4.92453</text:p>
          </table:table-cell>
          <table:table-cell table:formula="of:=[.E39]" office:value-type="float" office:value="-0.28405">
            <text:p>-0.2840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0.08011">
            <text:p>0.08011</text:p>
          </table:table-cell>
          <table:table-cell office:value-type="float" office:value="-5.1038">
            <text:p>-5.1038</text:p>
          </table:table-cell>
          <table:table-cell office:value-type="float" office:value="1.1039">
            <text:p>1.103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40]" office:value-type="float" office:value="0.08011">
            <text:p>0.08011</text:p>
          </table:table-cell>
          <table:table-cell table:formula="of:=[.D40]" office:value-type="float" office:value="-5.1038">
            <text:p>-5.1038</text:p>
          </table:table-cell>
          <table:table-cell table:formula="of:=[.E40]" office:value-type="float" office:value="1.1039">
            <text:p>1.103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1.21753">
            <text:p>-1.21753</text:p>
          </table:table-cell>
          <table:table-cell office:value-type="float" office:value="-5.45395">
            <text:p>-5.45395</text:p>
          </table:table-cell>
          <table:table-cell office:value-type="float" office:value="1.45147">
            <text:p>1.45147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41]" office:value-type="float" office:value="-1.21753">
            <text:p>-1.21753</text:p>
          </table:table-cell>
          <table:table-cell table:formula="of:=[.D41]" office:value-type="float" office:value="-5.45395">
            <text:p>-5.45395</text:p>
          </table:table-cell>
          <table:table-cell table:formula="of:=[.E41]" office:value-type="float" office:value="1.45147">
            <text:p>1.4514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1.62544">
            <text:p>1.62544</text:p>
          </table:table-cell>
          <table:table-cell office:value-type="float" office:value="-1.0202">
            <text:p>-1.0202</text:p>
          </table:table-cell>
          <table:table-cell office:value-type="float" office:value="0.05535">
            <text:p>0.05535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42]" office:value-type="float" office:value="1.62544">
            <text:p>1.62544</text:p>
          </table:table-cell>
          <table:table-cell table:formula="of:=[.D42]" office:value-type="float" office:value="-1.0202">
            <text:p>-1.0202</text:p>
          </table:table-cell>
          <table:table-cell table:formula="of:=[.E42]" office:value-type="float" office:value="0.05535">
            <text:p>0.0553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1.71085">
            <text:p>1.71085</text:p>
          </table:table-cell>
          <table:table-cell office:value-type="float" office:value="-1.94269">
            <text:p>-1.94269</text:p>
          </table:table-cell>
          <table:table-cell office:value-type="float" office:value="1.16918">
            <text:p>1.1691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43]" office:value-type="float" office:value="1.71085">
            <text:p>1.71085</text:p>
          </table:table-cell>
          <table:table-cell table:formula="of:=[.D43]" office:value-type="float" office:value="-1.94269">
            <text:p>-1.94269</text:p>
          </table:table-cell>
          <table:table-cell table:formula="of:=[.E43]" office:value-type="float" office:value="1.16918">
            <text:p>1.1691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0.79667">
            <text:p>0.79667</text:p>
          </table:table-cell>
          <table:table-cell office:value-type="float" office:value="-4.10903">
            <text:p>-4.10903</text:p>
          </table:table-cell>
          <table:table-cell office:value-type="float" office:value="1.87972">
            <text:p>1.8797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44]" office:value-type="float" office:value="0.79667">
            <text:p>0.79667</text:p>
          </table:table-cell>
          <table:table-cell table:formula="of:=[.D44]" office:value-type="float" office:value="-4.10903">
            <text:p>-4.10903</text:p>
          </table:table-cell>
          <table:table-cell table:formula="of:=[.E44]" office:value-type="float" office:value="1.87972">
            <text:p>1.8797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1.57686">
            <text:p>1.57686</text:p>
          </table:table-cell>
          <table:table-cell office:value-type="float" office:value="-3.3074">
            <text:p>-3.3074</text:p>
          </table:table-cell>
          <table:table-cell office:value-type="float" office:value="0.9587">
            <text:p>0.9587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45]" office:value-type="float" office:value="1.57686">
            <text:p>1.57686</text:p>
          </table:table-cell>
          <table:table-cell table:formula="of:=[.D45]" office:value-type="float" office:value="-3.3074">
            <text:p>-3.3074</text:p>
          </table:table-cell>
          <table:table-cell table:formula="of:=[.E45]" office:value-type="float" office:value="0.9587">
            <text:p>0.958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1.34095">
            <text:p>1.34095</text:p>
          </table:table-cell>
          <table:table-cell office:value-type="float" office:value="-3.81237">
            <text:p>-3.81237</text:p>
          </table:table-cell>
          <table:table-cell office:value-type="float" office:value="-0.37933">
            <text:p>-0.3793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46]" office:value-type="float" office:value="1.34095">
            <text:p>1.34095</text:p>
          </table:table-cell>
          <table:table-cell table:formula="of:=[.D46]" office:value-type="float" office:value="-3.81237">
            <text:p>-3.81237</text:p>
          </table:table-cell>
          <table:table-cell table:formula="of:=[.E46]" office:value-type="float" office:value="-0.37933">
            <text:p>-0.3793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1.24847">
            <text:p>1.24847</text:p>
          </table:table-cell>
          <table:table-cell office:value-type="float" office:value="-2.92631">
            <text:p>-2.92631</text:p>
          </table:table-cell>
          <table:table-cell office:value-type="float" office:value="-1.44031">
            <text:p>-1.4403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47]" office:value-type="float" office:value="1.24847">
            <text:p>1.24847</text:p>
          </table:table-cell>
          <table:table-cell table:formula="of:=[.D47]" office:value-type="float" office:value="-2.92631">
            <text:p>-2.92631</text:p>
          </table:table-cell>
          <table:table-cell table:formula="of:=[.E47]" office:value-type="float" office:value="-1.44031">
            <text:p>-1.4403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1.40292">
            <text:p>1.40292</text:p>
          </table:table-cell>
          <table:table-cell office:value-type="float" office:value="-1.50447">
            <text:p>-1.50447</text:p>
          </table:table-cell>
          <table:table-cell office:value-type="float" office:value="-1.22438">
            <text:p>-1.2243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48]" office:value-type="float" office:value="1.40292">
            <text:p>1.40292</text:p>
          </table:table-cell>
          <table:table-cell table:formula="of:=[.D48]" office:value-type="float" office:value="-1.50447">
            <text:p>-1.50447</text:p>
          </table:table-cell>
          <table:table-cell table:formula="of:=[.E48]" office:value-type="float" office:value="-1.22438">
            <text:p>-1.2243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0.23132">
            <text:p>0.23132</text:p>
          </table:table-cell>
          <table:table-cell office:value-type="float" office:value="-3.1174">
            <text:p>-3.1174</text:p>
          </table:table-cell>
          <table:table-cell office:value-type="float" office:value="-2.45441">
            <text:p>-2.4544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49]" office:value-type="float" office:value="0.23132">
            <text:p>0.23132</text:p>
          </table:table-cell>
          <table:table-cell table:formula="of:=[.D49]" office:value-type="float" office:value="-3.1174">
            <text:p>-3.1174</text:p>
          </table:table-cell>
          <table:table-cell table:formula="of:=[.E49]" office:value-type="float" office:value="-2.45441">
            <text:p>-2.4544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0.65351">
            <text:p>-0.65351</text:p>
          </table:table-cell>
          <table:table-cell office:value-type="float" office:value="-4.17825">
            <text:p>-4.17825</text:p>
          </table:table-cell>
          <table:table-cell office:value-type="float" office:value="-2.36303">
            <text:p>-2.3630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50]" office:value-type="float" office:value="-0.65351">
            <text:p>-0.65351</text:p>
          </table:table-cell>
          <table:table-cell table:formula="of:=[.D50]" office:value-type="float" office:value="-4.17825">
            <text:p>-4.17825</text:p>
          </table:table-cell>
          <table:table-cell table:formula="of:=[.E50]" office:value-type="float" office:value="-2.36303">
            <text:p>-2.3630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4.04708">
            <text:p>-4.04708</text:p>
          </table:table-cell>
          <table:table-cell office:value-type="float" office:value="-4.32125">
            <text:p>-4.32125</text:p>
          </table:table-cell>
          <table:table-cell office:value-type="float" office:value="-1.3138">
            <text:p>-1.313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51]" office:value-type="float" office:value="-4.04708">
            <text:p>-4.04708</text:p>
          </table:table-cell>
          <table:table-cell table:formula="of:=[.D51]" office:value-type="float" office:value="-4.32125">
            <text:p>-4.32125</text:p>
          </table:table-cell>
          <table:table-cell table:formula="of:=[.E51]" office:value-type="float" office:value="-1.3138">
            <text:p>-1.313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2.84051">
            <text:p>-2.84051</text:p>
          </table:table-cell>
          <table:table-cell office:value-type="float" office:value="-4.79377">
            <text:p>-4.79377</text:p>
          </table:table-cell>
          <table:table-cell office:value-type="float" office:value="-1.78156">
            <text:p>-1.781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52]" office:value-type="float" office:value="-2.84051">
            <text:p>-2.84051</text:p>
          </table:table-cell>
          <table:table-cell table:formula="of:=[.D52]" office:value-type="float" office:value="-4.79377">
            <text:p>-4.79377</text:p>
          </table:table-cell>
          <table:table-cell table:formula="of:=[.E52]" office:value-type="float" office:value="-1.78156">
            <text:p>-1.781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2.05267">
            <text:p>-2.05267</text:p>
          </table:table-cell>
          <table:table-cell office:value-type="float" office:value="-3.98789">
            <text:p>-3.98789</text:p>
          </table:table-cell>
          <table:table-cell office:value-type="float" office:value="-2.68479">
            <text:p>-2.6847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53]" office:value-type="float" office:value="-2.05267">
            <text:p>-2.05267</text:p>
          </table:table-cell>
          <table:table-cell table:formula="of:=[.D53]" office:value-type="float" office:value="-3.98789">
            <text:p>-3.98789</text:p>
          </table:table-cell>
          <table:table-cell table:formula="of:=[.E53]" office:value-type="float" office:value="-2.68479">
            <text:p>-2.6847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2.50048">
            <text:p>-2.50048</text:p>
          </table:table-cell>
          <table:table-cell office:value-type="float" office:value="-2.7374">
            <text:p>-2.7374</text:p>
          </table:table-cell>
          <table:table-cell office:value-type="float" office:value="-3.094">
            <text:p>-3.09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54]" office:value-type="float" office:value="-2.50048">
            <text:p>-2.50048</text:p>
          </table:table-cell>
          <table:table-cell table:formula="of:=[.D54]" office:value-type="float" office:value="-2.7374">
            <text:p>-2.7374</text:p>
          </table:table-cell>
          <table:table-cell table:formula="of:=[.E54]" office:value-type="float" office:value="-3.094">
            <text:p>-3.09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3.74871">
            <text:p>-3.74871</text:p>
          </table:table-cell>
          <table:table-cell office:value-type="float" office:value="-2.23257">
            <text:p>-2.23257</text:p>
          </table:table-cell>
          <table:table-cell office:value-type="float" office:value="-2.58485">
            <text:p>-2.58485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55]" office:value-type="float" office:value="-3.74871">
            <text:p>-3.74871</text:p>
          </table:table-cell>
          <table:table-cell table:formula="of:=[.D55]" office:value-type="float" office:value="-2.23257">
            <text:p>-2.23257</text:p>
          </table:table-cell>
          <table:table-cell table:formula="of:=[.E55]" office:value-type="float" office:value="-2.58485">
            <text:p>-2.5848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4.48409">
            <text:p>-4.48409</text:p>
          </table:table-cell>
          <table:table-cell office:value-type="float" office:value="-3.00407">
            <text:p>-3.00407</text:p>
          </table:table-cell>
          <table:table-cell office:value-type="float" office:value="-1.69609">
            <text:p>-1.6960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56]" office:value-type="float" office:value="-4.48409">
            <text:p>-4.48409</text:p>
          </table:table-cell>
          <table:table-cell table:formula="of:=[.D56]" office:value-type="float" office:value="-3.00407">
            <text:p>-3.00407</text:p>
          </table:table-cell>
          <table:table-cell table:formula="of:=[.E56]" office:value-type="float" office:value="-1.69609">
            <text:p>-1.6960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0.17553">
            <text:p>-0.17553</text:p>
          </table:table-cell>
          <table:table-cell office:value-type="float" office:value="0.32283">
            <text:p>0.32283</text:p>
          </table:table-cell>
          <table:table-cell office:value-type="float" office:value="-1.67223">
            <text:p>-1.6722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57]" office:value-type="float" office:value="-0.17553">
            <text:p>-0.17553</text:p>
          </table:table-cell>
          <table:table-cell table:formula="of:=[.D57]" office:value-type="float" office:value="0.32283">
            <text:p>0.32283</text:p>
          </table:table-cell>
          <table:table-cell table:formula="of:=[.E57]" office:value-type="float" office:value="-1.67223">
            <text:p>-1.6722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1.57572">
            <text:p>-1.57572</text:p>
          </table:table-cell>
          <table:table-cell office:value-type="float" office:value="0.51377">
            <text:p>0.51377</text:p>
          </table:table-cell>
          <table:table-cell office:value-type="float" office:value="-1.98619">
            <text:p>-1.9861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58]" office:value-type="float" office:value="-1.57572">
            <text:p>-1.57572</text:p>
          </table:table-cell>
          <table:table-cell table:formula="of:=[.D58]" office:value-type="float" office:value="0.51377">
            <text:p>0.51377</text:p>
          </table:table-cell>
          <table:table-cell table:formula="of:=[.E58]" office:value-type="float" office:value="-1.98619">
            <text:p>-1.9861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3.60831">
            <text:p>-3.60831</text:p>
          </table:table-cell>
          <table:table-cell office:value-type="float" office:value="-0.80586">
            <text:p>-0.80586</text:p>
          </table:table-cell>
          <table:table-cell office:value-type="float" office:value="-2.36142">
            <text:p>-2.3614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59]" office:value-type="float" office:value="-3.60831">
            <text:p>-3.60831</text:p>
          </table:table-cell>
          <table:table-cell table:formula="of:=[.D59]" office:value-type="float" office:value="-0.80586">
            <text:p>-0.80586</text:p>
          </table:table-cell>
          <table:table-cell table:formula="of:=[.E59]" office:value-type="float" office:value="-2.36142">
            <text:p>-2.3614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2.25895">
            <text:p>-2.25895</text:p>
          </table:table-cell>
          <table:table-cell office:value-type="float" office:value="-0.43413">
            <text:p>-0.43413</text:p>
          </table:table-cell>
          <table:table-cell office:value-type="float" office:value="-2.73102">
            <text:p>-2.7310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60]" office:value-type="float" office:value="-2.25895">
            <text:p>-2.25895</text:p>
          </table:table-cell>
          <table:table-cell table:formula="of:=[.D60]" office:value-type="float" office:value="-0.43413">
            <text:p>-0.43413</text:p>
          </table:table-cell>
          <table:table-cell table:formula="of:=[.E60]" office:value-type="float" office:value="-2.73102">
            <text:p>-2.7310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1.57371">
            <text:p>-1.57371</text:p>
          </table:table-cell>
          <table:table-cell office:value-type="float" office:value="-1.62693">
            <text:p>-1.62693</text:p>
          </table:table-cell>
          <table:table-cell office:value-type="float" office:value="-3.18622">
            <text:p>-3.1862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61]" office:value-type="float" office:value="-1.57371">
            <text:p>-1.57371</text:p>
          </table:table-cell>
          <table:table-cell table:formula="of:=[.D61]" office:value-type="float" office:value="-1.62693">
            <text:p>-1.62693</text:p>
          </table:table-cell>
          <table:table-cell table:formula="of:=[.E61]" office:value-type="float" office:value="-3.18622">
            <text:p>-3.1862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0.23585">
            <text:p>-0.23585</text:p>
          </table:table-cell>
          <table:table-cell office:value-type="float" office:value="-1.81255">
            <text:p>-1.81255</text:p>
          </table:table-cell>
          <table:table-cell office:value-type="float" office:value="-2.87541">
            <text:p>-2.8754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62]" office:value-type="float" office:value="-0.23585">
            <text:p>-0.23585</text:p>
          </table:table-cell>
          <table:table-cell table:formula="of:=[.D62]" office:value-type="float" office:value="-1.81255">
            <text:p>-1.81255</text:p>
          </table:table-cell>
          <table:table-cell table:formula="of:=[.E62]" office:value-type="float" office:value="-2.87541">
            <text:p>-2.8754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0.48195">
            <text:p>0.48195</text:p>
          </table:table-cell>
          <table:table-cell office:value-type="float" office:value="-0.81577">
            <text:p>-0.81577</text:p>
          </table:table-cell>
          <table:table-cell office:value-type="float" office:value="-2.10978">
            <text:p>-2.1097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63]" office:value-type="float" office:value="0.48195">
            <text:p>0.48195</text:p>
          </table:table-cell>
          <table:table-cell table:formula="of:=[.D63]" office:value-type="float" office:value="-0.81577">
            <text:p>-0.81577</text:p>
          </table:table-cell>
          <table:table-cell table:formula="of:=[.E63]" office:value-type="float" office:value="-2.10978">
            <text:p>-2.1097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</table:table>
      <table:table table:name="c60_gaussian.xyz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26656">
            <text:p>0.726656</text:p>
          </table:table-cell>
          <table:table-cell office:value-type="float" office:value="-1.000157">
            <text:p>-1.000157</text:p>
          </table:table-cell>
          <table:table-cell office:value-type="float" office:value="3.300459">
            <text:p>3.300459</text:p>
          </table:table-cell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175755">
            <text:p>1.175755</text:p>
          </table:table-cell>
          <table:table-cell office:value-type="float" office:value="0.382026">
            <text:p>0.382026</text:p>
          </table:table-cell>
          <table:table-cell office:value-type="float" office:value="3.300459">
            <text:p>3.300459</text:p>
          </table:table-cell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410183">
            <text:p>1.410183</text:p>
          </table:table-cell>
          <table:table-cell office:value-type="float" office:value="-1.940951">
            <text:p>-1.940951</text:p>
          </table:table-cell>
          <table:table-cell office:value-type="float" office:value="2.581756">
            <text:p>2.581756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281725">
            <text:p>2.281725</text:p>
          </table:table-cell>
          <table:table-cell office:value-type="float" office:value="0.741377">
            <text:p>0.741377</text:p>
          </table:table-cell>
          <table:table-cell office:value-type="float" office:value="2.581756">
            <text:p>2.581756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281725">
            <text:p>2.281725</text:p>
          </table:table-cell>
          <table:table-cell office:value-type="float" office:value="1.977639">
            <text:p>1.977639</text:p>
          </table:table-cell>
          <table:table-cell office:value-type="float" office:value="1.817704">
            <text:p>1.817704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.236262">
            <text:p>1.236262</text:p>
          </table:table-cell>
          <table:table-cell office:value-type="float" office:value="3.300459">
            <text:p>3.300459</text:p>
          </table:table-cell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.399147">
            <text:p>2.399147</text:p>
          </table:table-cell>
          <table:table-cell office:value-type="float" office:value="2.581756">
            <text:p>2.581756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175755">
            <text:p>1.175755</text:p>
          </table:table-cell>
          <table:table-cell office:value-type="float" office:value="2.781173">
            <text:p>2.781173</text:p>
          </table:table-cell>
          <table:table-cell office:value-type="float" office:value="1.817704">
            <text:p>1.817704</text:p>
          </table:table-cell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683527">
            <text:p>-0.683527</text:p>
          </table:table-cell>
          <table:table-cell office:value-type="float" office:value="-2.941108">
            <text:p>-2.941108</text:p>
          </table:table-cell>
          <table:table-cell office:value-type="float" office:value="1.817704">
            <text:p>1.817704</text:p>
          </table:table-cell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410183">
            <text:p>-1.410183</text:p>
          </table:table-cell>
          <table:table-cell office:value-type="float" office:value="-1.940951">
            <text:p>-1.940951</text:p>
          </table:table-cell>
          <table:table-cell office:value-type="float" office:value="2.581756">
            <text:p>2.581756</text:p>
          </table:table-cell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83527">
            <text:p>0.683527</text:p>
          </table:table-cell>
          <table:table-cell office:value-type="float" office:value="-2.941108">
            <text:p>-2.941108</text:p>
          </table:table-cell>
          <table:table-cell office:value-type="float" office:value="1.817704">
            <text:p>1.817704</text:p>
          </table:table-cell>
        </table:table-row>
        <table:table-row table:style-name="ro2"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726656">
            <text:p>-0.726656</text:p>
          </table:table-cell>
          <table:table-cell office:value-type="float" office:value="-1.000157">
            <text:p>-1.000157</text:p>
          </table:table-cell>
          <table:table-cell office:value-type="float" office:value="3.300459">
            <text:p>3.300459</text:p>
          </table:table-cell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175755">
            <text:p>-1.175755</text:p>
          </table:table-cell>
          <table:table-cell office:value-type="float" office:value="0.382026">
            <text:p>0.382026</text:p>
          </table:table-cell>
          <table:table-cell office:value-type="float" office:value="3.300459">
            <text:p>3.300459</text:p>
          </table:table-cell>
        </table:table-row>
        <table:table-row table:style-name="ro2">
          <table:table-cell table:number-columns-repeated="2"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585938">
            <text:p>-2.585938</text:p>
          </table:table-cell>
          <table:table-cell office:value-type="float" office:value="-1.558925">
            <text:p>-1.558925</text:p>
          </table:table-cell>
          <table:table-cell office:value-type="float" office:value="1.817704">
            <text:p>1.817704</text:p>
          </table:table-cell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008381">
            <text:p>-3.008381</text:p>
          </table:table-cell>
          <table:table-cell office:value-type="float" office:value="-0.258779">
            <text:p>-0.258779</text:p>
          </table:table-cell>
          <table:table-cell office:value-type="float" office:value="1.817704">
            <text:p>1.817704</text:p>
          </table:table-cell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281725">
            <text:p>-2.281725</text:p>
          </table:table-cell>
          <table:table-cell office:value-type="float" office:value="0.741377">
            <text:p>0.741377</text:p>
          </table:table-cell>
          <table:table-cell office:value-type="float" office:value="2.581756">
            <text:p>2.581756</text:p>
          </table:table-cell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26656">
            <text:p>0.726656</text:p>
          </table:table-cell>
          <table:table-cell office:value-type="float" office:value="-3.399304">
            <text:p>-3.399304</text:p>
          </table:table-cell>
          <table:table-cell office:value-type="float" office:value="-0.581443">
            <text:p>-0.581443</text:p>
          </table:table-cell>
        </table:table-row>
        <table:table-row table:style-name="ro2">
          <table:table-cell table:number-columns-repeated="2"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726656">
            <text:p>-0.726656</text:p>
          </table:table-cell>
          <table:table-cell office:value-type="float" office:value="-3.399304">
            <text:p>-3.399304</text:p>
          </table:table-cell>
          <table:table-cell office:value-type="float" office:value="-0.581443">
            <text:p>-0.581443</text:p>
          </table:table-cell>
        </table:table-row>
        <table:table-row table:style-name="ro2">
          <table:table-cell table:number-columns-repeated="2"/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410183">
            <text:p>1.410183</text:p>
          </table:table-cell>
          <table:table-cell office:value-type="float" office:value="-3.177213">
            <text:p>-3.177213</text:p>
          </table:table-cell>
          <table:table-cell office:value-type="float" office:value="0.581443">
            <text:p>0.581443</text:p>
          </table:table-cell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410183">
            <text:p>-1.410183</text:p>
          </table:table-cell>
          <table:table-cell office:value-type="float" office:value="-3.177213">
            <text:p>-3.177213</text:p>
          </table:table-cell>
          <table:table-cell office:value-type="float" office:value="0.581443">
            <text:p>0.581443</text:p>
          </table:table-cell>
        </table:table-row>
        <table:table-row table:style-name="ro2">
          <table:table-cell table:number-columns-repeated="2"/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585938">
            <text:p>-2.585938</text:p>
          </table:table-cell>
          <table:table-cell office:value-type="float" office:value="-2.322977">
            <text:p>-2.322977</text:p>
          </table:table-cell>
          <table:table-cell office:value-type="float" office:value="0.581443">
            <text:p>0.581443</text:p>
          </table:table-cell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175755">
            <text:p>-1.175755</text:p>
          </table:table-cell>
          <table:table-cell office:value-type="float" office:value="-2.781173">
            <text:p>-2.781173</text:p>
          </table:table-cell>
          <table:table-cell office:value-type="float" office:value="-1.817704">
            <text:p>-1.817704</text:p>
          </table:table-cell>
        </table:table-row>
        <table:table-row table:style-name="ro2">
          <table:table-cell table:number-columns-repeated="2"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281725">
            <text:p>-2.281725</text:p>
          </table:table-cell>
          <table:table-cell office:value-type="float" office:value="-1.977639">
            <text:p>-1.977639</text:p>
          </table:table-cell>
          <table:table-cell office:value-type="float" office:value="-1.817704">
            <text:p>-1.817704</text:p>
          </table:table-cell>
        </table:table-row>
        <table:table-row table:style-name="ro2">
          <table:table-cell table:number-columns-repeated="2"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008381">
            <text:p>-3.008381</text:p>
          </table:table-cell>
          <table:table-cell office:value-type="float" office:value="-1.741534">
            <text:p>-1.741534</text:p>
          </table:table-cell>
          <table:table-cell office:value-type="float" office:value="-0.581443">
            <text:p>-0.581443</text:p>
          </table:table-cell>
        </table:table-row>
        <table:table-row table:style-name="ro2">
          <table:table-cell table:number-columns-repeated="2"/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008381">
            <text:p>3.008381</text:p>
          </table:table-cell>
          <table:table-cell office:value-type="float" office:value="-1.741534">
            <text:p>-1.741534</text:p>
          </table:table-cell>
          <table:table-cell office:value-type="float" office:value="-0.581443">
            <text:p>-0.581443</text:p>
          </table:table-cell>
        </table:table-row>
        <table:table-row table:style-name="ro2">
          <table:table-cell table:number-columns-repeated="2"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281725">
            <text:p>2.281725</text:p>
          </table:table-cell>
          <table:table-cell office:value-type="float" office:value="-1.977639">
            <text:p>-1.977639</text:p>
          </table:table-cell>
          <table:table-cell office:value-type="float" office:value="-1.817704">
            <text:p>-1.817704</text:p>
          </table:table-cell>
        </table:table-row>
        <table:table-row table:style-name="ro2">
          <table:table-cell table:number-columns-repeated="2"/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585938">
            <text:p>2.585938</text:p>
          </table:table-cell>
          <table:table-cell office:value-type="float" office:value="-2.322977">
            <text:p>-2.322977</text:p>
          </table:table-cell>
          <table:table-cell office:value-type="float" office:value="0.581443">
            <text:p>0.581443</text:p>
          </table:table-cell>
        </table:table-row>
        <table:table-row table:style-name="ro2">
          <table:table-cell table:number-columns-repeated="2"/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175755">
            <text:p>1.175755</text:p>
          </table:table-cell>
          <table:table-cell office:value-type="float" office:value="-2.781173">
            <text:p>-2.781173</text:p>
          </table:table-cell>
          <table:table-cell office:value-type="float" office:value="-1.817704">
            <text:p>-1.817704</text:p>
          </table:table-cell>
        </table:table-row>
        <table:table-row table:style-name="ro2">
          <table:table-cell table:number-columns-repeated="2"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-2.399147">
            <text:p>-2.399147</text:p>
          </table:table-cell>
          <table:table-cell office:value-type="float" office:value="-2.581756">
            <text:p>-2.581756</text:p>
          </table:table-cell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281725">
            <text:p>2.281725</text:p>
          </table:table-cell>
          <table:table-cell office:value-type="float" office:value="-0.741377">
            <text:p>-0.741377</text:p>
          </table:table-cell>
          <table:table-cell office:value-type="float" office:value="-2.581756">
            <text:p>-2.581756</text:p>
          </table:table-cell>
        </table:table-row>
        <table:table-row table:style-name="ro2">
          <table:table-cell table:number-columns-repeated="2"/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175755">
            <text:p>1.175755</text:p>
          </table:table-cell>
          <table:table-cell office:value-type="float" office:value="-0.382026">
            <text:p>-0.382026</text:p>
          </table:table-cell>
          <table:table-cell office:value-type="float" office:value="-3.300459">
            <text:p>-3.300459</text:p>
          </table:table-cell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-1.236262">
            <text:p>-1.236262</text:p>
          </table:table-cell>
          <table:table-cell office:value-type="float" office:value="-3.300459">
            <text:p>-3.300459</text:p>
          </table:table-cell>
        </table:table-row>
        <table:table-row table:style-name="ro2">
          <table:table-cell table:number-columns-repeated="2"/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008381">
            <text:p>3.008381</text:p>
          </table:table-cell>
          <table:table-cell office:value-type="float" office:value="-0.258779">
            <text:p>-0.258779</text:p>
          </table:table-cell>
          <table:table-cell office:value-type="float" office:value="1.817704">
            <text:p>1.817704</text:p>
          </table:table-cell>
        </table:table-row>
        <table:table-row table:style-name="ro2">
          <table:table-cell table:number-columns-repeated="2"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457479">
            <text:p>3.457479</text:p>
          </table:table-cell>
          <table:table-cell office:value-type="float" office:value="0.359351">
            <text:p>0.359351</text:p>
          </table:table-cell>
          <table:table-cell office:value-type="float" office:value="0.581443">
            <text:p>0.581443</text:p>
          </table:table-cell>
        </table:table-row>
        <table:table-row table:style-name="ro2">
          <table:table-cell table:number-columns-repeated="2"/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585938">
            <text:p>2.585938</text:p>
          </table:table-cell>
          <table:table-cell office:value-type="float" office:value="-1.558925">
            <text:p>-1.558925</text:p>
          </table:table-cell>
          <table:table-cell office:value-type="float" office:value="1.817704">
            <text:p>1.817704</text:p>
          </table:table-cell>
        </table:table-row>
        <table:table-row table:style-name="ro2">
          <table:table-cell table:number-columns-repeated="2"/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457479">
            <text:p>3.457479</text:p>
          </table:table-cell>
          <table:table-cell office:value-type="float" office:value="-0.359351">
            <text:p>-0.359351</text:p>
          </table:table-cell>
          <table:table-cell office:value-type="float" office:value="-0.581443">
            <text:p>-0.581443</text:p>
          </table:table-cell>
        </table:table-row>
        <table:table-row table:style-name="ro2">
          <table:table-cell table:number-columns-repeated="2"/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008381">
            <text:p>3.008381</text:p>
          </table:table-cell>
          <table:table-cell office:value-type="float" office:value="0.258779">
            <text:p>0.258779</text:p>
          </table:table-cell>
          <table:table-cell office:value-type="float" office:value="-1.817704">
            <text:p>-1.817704</text:p>
          </table:table-cell>
        </table:table-row>
        <table:table-row table:style-name="ro2">
          <table:table-cell table:number-columns-repeated="2"/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008381">
            <text:p>3.008381</text:p>
          </table:table-cell>
          <table:table-cell office:value-type="float" office:value="1.741534">
            <text:p>1.741534</text:p>
          </table:table-cell>
          <table:table-cell office:value-type="float" office:value="0.581443">
            <text:p>0.581443</text:p>
          </table:table-cell>
        </table:table-row>
        <table:table-row table:style-name="ro2">
          <table:table-cell table:number-columns-repeated="2"/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585938">
            <text:p>2.585938</text:p>
          </table:table-cell>
          <table:table-cell office:value-type="float" office:value="2.322977">
            <text:p>2.322977</text:p>
          </table:table-cell>
          <table:table-cell office:value-type="float" office:value="-0.581443">
            <text:p>-0.581443</text:p>
          </table:table-cell>
        </table:table-row>
        <table:table-row table:style-name="ro2">
          <table:table-cell table:number-columns-repeated="2"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585938">
            <text:p>2.585938</text:p>
          </table:table-cell>
          <table:table-cell office:value-type="float" office:value="1.558925">
            <text:p>1.558925</text:p>
          </table:table-cell>
          <table:table-cell office:value-type="float" office:value="-1.817704">
            <text:p>-1.817704</text:p>
          </table:table-cell>
        </table:table-row>
        <table:table-row table:style-name="ro2">
          <table:table-cell table:number-columns-repeated="2"/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726656">
            <text:p>-0.726656</text:p>
          </table:table-cell>
          <table:table-cell office:value-type="float" office:value="1.000157">
            <text:p>1.000157</text:p>
          </table:table-cell>
          <table:table-cell office:value-type="float" office:value="-3.300459">
            <text:p>-3.300459</text:p>
          </table:table-cell>
        </table:table-row>
        <table:table-row table:style-name="ro2">
          <table:table-cell table:number-columns-repeated="2"/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26656">
            <text:p>0.726656</text:p>
          </table:table-cell>
          <table:table-cell office:value-type="float" office:value="1.000157">
            <text:p>1.000157</text:p>
          </table:table-cell>
          <table:table-cell office:value-type="float" office:value="-3.300459">
            <text:p>-3.300459</text:p>
          </table:table-cell>
        </table:table-row>
        <table:table-row table:style-name="ro2">
          <table:table-cell table:number-columns-repeated="2"/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410183">
            <text:p>1.410183</text:p>
          </table:table-cell>
          <table:table-cell office:value-type="float" office:value="1.940951">
            <text:p>1.940951</text:p>
          </table:table-cell>
          <table:table-cell office:value-type="float" office:value="-2.581756">
            <text:p>-2.581756</text:p>
          </table:table-cell>
        </table:table-row>
        <table:table-row table:style-name="ro2">
          <table:table-cell table:number-columns-repeated="2"/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410183">
            <text:p>-1.410183</text:p>
          </table:table-cell>
          <table:table-cell office:value-type="float" office:value="1.940951">
            <text:p>1.940951</text:p>
          </table:table-cell>
          <table:table-cell office:value-type="float" office:value="-2.581756">
            <text:p>-2.581756</text:p>
          </table:table-cell>
        </table:table-row>
        <table:table-row table:style-name="ro2">
          <table:table-cell table:number-columns-repeated="2"/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008381">
            <text:p>-3.008381</text:p>
          </table:table-cell>
          <table:table-cell office:value-type="float" office:value="0.258779">
            <text:p>0.258779</text:p>
          </table:table-cell>
          <table:table-cell office:value-type="float" office:value="-1.817704">
            <text:p>-1.817704</text:p>
          </table:table-cell>
        </table:table-row>
        <table:table-row table:style-name="ro2">
          <table:table-cell table:number-columns-repeated="2"/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281725">
            <text:p>-2.281725</text:p>
          </table:table-cell>
          <table:table-cell office:value-type="float" office:value="-0.741377">
            <text:p>-0.741377</text:p>
          </table:table-cell>
          <table:table-cell office:value-type="float" office:value="-2.581756">
            <text:p>-2.581756</text:p>
          </table:table-cell>
        </table:table-row>
        <table:table-row table:style-name="ro2">
          <table:table-cell table:number-columns-repeated="2"/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175755">
            <text:p>-1.175755</text:p>
          </table:table-cell>
          <table:table-cell office:value-type="float" office:value="-0.382026">
            <text:p>-0.382026</text:p>
          </table:table-cell>
          <table:table-cell office:value-type="float" office:value="-3.300459">
            <text:p>-3.300459</text:p>
          </table:table-cell>
        </table:table-row>
        <table:table-row table:style-name="ro2">
          <table:table-cell table:number-columns-repeated="2"/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585938">
            <text:p>-2.585938</text:p>
          </table:table-cell>
          <table:table-cell office:value-type="float" office:value="1.558925">
            <text:p>1.558925</text:p>
          </table:table-cell>
          <table:table-cell office:value-type="float" office:value="-1.817704">
            <text:p>-1.817704</text:p>
          </table:table-cell>
        </table:table-row>
        <table:table-row table:style-name="ro2">
          <table:table-cell table:number-columns-repeated="2"/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008381">
            <text:p>-3.008381</text:p>
          </table:table-cell>
          <table:table-cell office:value-type="float" office:value="1.741534">
            <text:p>1.741534</text:p>
          </table:table-cell>
          <table:table-cell office:value-type="float" office:value="0.581443">
            <text:p>0.581443</text:p>
          </table:table-cell>
        </table:table-row>
        <table:table-row table:style-name="ro2">
          <table:table-cell table:number-columns-repeated="2"/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457479">
            <text:p>-3.457479</text:p>
          </table:table-cell>
          <table:table-cell office:value-type="float" office:value="0.359351">
            <text:p>0.359351</text:p>
          </table:table-cell>
          <table:table-cell office:value-type="float" office:value="0.581443">
            <text:p>0.581443</text:p>
          </table:table-cell>
        </table:table-row>
        <table:table-row table:style-name="ro2">
          <table:table-cell table:number-columns-repeated="2"/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457479">
            <text:p>-3.457479</text:p>
          </table:table-cell>
          <table:table-cell office:value-type="float" office:value="-0.359351">
            <text:p>-0.359351</text:p>
          </table:table-cell>
          <table:table-cell office:value-type="float" office:value="-0.581443">
            <text:p>-0.581443</text:p>
          </table:table-cell>
        </table:table-row>
        <table:table-row table:style-name="ro2">
          <table:table-cell table:number-columns-repeated="2"/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585938">
            <text:p>-2.585938</text:p>
          </table:table-cell>
          <table:table-cell office:value-type="float" office:value="2.322977">
            <text:p>2.322977</text:p>
          </table:table-cell>
          <table:table-cell office:value-type="float" office:value="-0.581443">
            <text:p>-0.581443</text:p>
          </table:table-cell>
        </table:table-row>
        <table:table-row table:style-name="ro2">
          <table:table-cell table:number-columns-repeated="2"/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726656">
            <text:p>-0.726656</text:p>
          </table:table-cell>
          <table:table-cell office:value-type="float" office:value="3.399304">
            <text:p>3.399304</text:p>
          </table:table-cell>
          <table:table-cell office:value-type="float" office:value="0.581443">
            <text:p>0.581443</text:p>
          </table:table-cell>
        </table:table-row>
        <table:table-row table:style-name="ro2">
          <table:table-cell table:number-columns-repeated="2"/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175755">
            <text:p>-1.175755</text:p>
          </table:table-cell>
          <table:table-cell office:value-type="float" office:value="2.781173">
            <text:p>2.781173</text:p>
          </table:table-cell>
          <table:table-cell office:value-type="float" office:value="1.817704">
            <text:p>1.817704</text:p>
          </table:table-cell>
        </table:table-row>
        <table:table-row table:style-name="ro2">
          <table:table-cell table:number-columns-repeated="2"/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281725">
            <text:p>-2.281725</text:p>
          </table:table-cell>
          <table:table-cell office:value-type="float" office:value="1.977639">
            <text:p>1.977639</text:p>
          </table:table-cell>
          <table:table-cell office:value-type="float" office:value="1.817704">
            <text:p>1.817704</text:p>
          </table:table-cell>
        </table:table-row>
        <table:table-row table:style-name="ro2">
          <table:table-cell table:number-columns-repeated="2"/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410183">
            <text:p>-1.410183</text:p>
          </table:table-cell>
          <table:table-cell office:value-type="float" office:value="3.177213">
            <text:p>3.177213</text:p>
          </table:table-cell>
          <table:table-cell office:value-type="float" office:value="-0.581443">
            <text:p>-0.581443</text:p>
          </table:table-cell>
        </table:table-row>
        <table:table-row table:style-name="ro2">
          <table:table-cell table:number-columns-repeated="2"/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83527">
            <text:p>0.683527</text:p>
          </table:table-cell>
          <table:table-cell office:value-type="float" office:value="2.941108">
            <text:p>2.941108</text:p>
          </table:table-cell>
          <table:table-cell office:value-type="float" office:value="-1.817704">
            <text:p>-1.817704</text:p>
          </table:table-cell>
        </table:table-row>
        <table:table-row table:style-name="ro2">
          <table:table-cell table:number-columns-repeated="2"/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410183">
            <text:p>1.410183</text:p>
          </table:table-cell>
          <table:table-cell office:value-type="float" office:value="3.177213">
            <text:p>3.177213</text:p>
          </table:table-cell>
          <table:table-cell office:value-type="float" office:value="-0.581443">
            <text:p>-0.581443</text:p>
          </table:table-cell>
        </table:table-row>
        <table:table-row table:style-name="ro2">
          <table:table-cell table:number-columns-repeated="2"/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26656">
            <text:p>0.726656</text:p>
          </table:table-cell>
          <table:table-cell office:value-type="float" office:value="3.399304">
            <text:p>3.399304</text:p>
          </table:table-cell>
          <table:table-cell office:value-type="float" office:value="0.581443">
            <text:p>0.581443</text:p>
          </table:table-cell>
        </table:table-row>
        <table:table-row table:style-name="ro2">
          <table:table-cell table:number-columns-repeated="2"/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683527">
            <text:p>-0.683527</text:p>
          </table:table-cell>
          <table:table-cell office:value-type="float" office:value="2.941108">
            <text:p>2.941108</text:p>
          </table:table-cell>
          <table:table-cell office:value-type="float" office:value="-1.817704">
            <text:p>-1.8177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</meta:initial-creator>
    <meta:creation-date>2013-06-27T21:59:11</meta:creation-date>
    <dc:date>2013-06-27T22:07:18</dc:date>
    <dc:creator>jason </dc:creator>
    <meta:editing-duration>PT1M25S</meta:editing-duration>
    <meta:editing-cycles>2</meta:editing-cycles>
    <meta:generator>LibreOffice/4.0.2.2$Linux_X86_64 LibreOffice_project/400m0$Build-2</meta:generator>
    <meta:document-statistic meta:table-count="2" meta:cell-count="1140" meta:object-count="0"/>
  </office:meta>
</office:document-meta>
</file>